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21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</style:style>
    <style:style style:name="P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8686440588055812470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42">start : C:\WORKS_2\Programs\eclipse\eclipse_luna_php</text:p>
                </text:list-item>
                <text:list-item>
                  <text:p text:style-name="P42">eclipse ==&gt; new task</text:p>
                  <text:list>
                    <text:list-item>
                      <text:p text:style-name="P42">37#12_programming/4_cake_ifm11-with-php/1~</text:p>
                    </text:list-item>
                  </text:list>
                </text:list-item>
                <text:list-item>
                  <text:p text:style-name="P42"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<text:soft-page-break/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2560483134530551689" text:style-name="L2">
        <text:list-item>
          <text:list>
            <text:list-item>
              <text:list>
                <text:list-item>
                  <text:p text:style-name="P17">T-1.1 :: step-3 ~~</text:p>
                </text:list-item>
              </text:list>
            </text:list-item>
          </text:list>
        </text:list-item>
      </text:list>
      <text:p text:style-name="P3">[further]</text:p>
      <text:list xml:id="list2324511884564747153" text:style-name="L3">
        <text:list-item>
          <text:p text:style-name="P18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8697274010785718046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p text:style-name="P43"><text:span text:style-name="T1">@#_ </text:span>T-1.1</text:p>
              <text:list>
                <text:list-item>
                  <text:p text:style-name="P43">DUP : controller : FxTestController.php</text:p>
                  <text:list>
                    <text:list-item>
                      <text:p text:style-name="P19">==&gt; IPController.php 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class name</text:p>
                    </text:list-item>
                    <text:list-item>
                      <text:p text:style-name="P19">index() ==&gt; skeleton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</text:p>
              <text:list>
                <text:list-item>
                  <text:p text:style-name="P19">DUP : C:\WORKS_2\WS\Eclipse_Luna\Cake_IFM11\app\View\FxTest</text:p>
                  <text:list>
                    <text:list-item>
                      <text:p text:style-name="P19"><text:span text:style-name="T1">#_ </text:span>==&gt; IP</text:p>
                    </text:list-item>
                    <text:list-item>
                      <text:p text:style-name="P19"><text:span text:style-name="T1">#_ </text:span>edit file ==&gt; index.ctp</text:p>
                    </text:list-item>
                    <text:list-item>
                      <text:p text:style-name="P19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 </text:p>
          <text:list>
            <text:list-item>
              <text:p text:style-name="P19">T-2.1</text:p>
              <text:list>
                <text:list-item>
                  <text:p text:style-name="P19">javascript : lib_ip.js // <text:soft-page-break/>C:\WORKS_2\WS\Eclipse_Luna\Cake_IFM11\app\webroot\js\</text:p>
                  <text:list>
                    <text:list-item>
                      <text:p text:style-name="P19">DUP</text:p>
                    </text:list-item>
                    <text:list-item>
                      <text:p text:style-name="P19"><text:span text:style-name="T1">#_ </text:span>edit</text:p>
                    </text:list-item>
                  </text:list>
                </text:list-item>
                <text:list-item>
                  <text:p text:style-name="P19">view ==&gt; new line</text:p>
                  <text:list>
                    <text:list-item>
                      <text:p text:style-name="P19">View\Layouts\default.ctp</text:p>
                    </text:list-item>
                  </text:list>
                </text:list-item>
                <text:list-item>
                  <text:p text:style-name="P19">TEST ==&gt; OK 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view ==&gt; change id labels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<text:span text:style-name="T1">#_ </text:span>ctp : “div_Tester_Index_Area_Result”</text:p>
                  <text:list>
                    <text:list-item>
                      <text:p text:style-name="P19">==&gt; “div_IP_Index_Area_Result”</text:p>
                    </text:list-item>
                  </text:list>
                </text:list-item>
                <text:list-item>
                  <text:p text:style-name="P19"><text:span text:style-name="T1">#_ </text:span>css</text:p>
                  <text:list>
                    <text:list-item>
                      <text:p text:style-name="P19">DUP : lib_ifm.css ==&gt; lib_ip.css</text:p>
                    </text:list-item>
                    <text:list-item>
                      <text:p text:style-name="P19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4</text:p>
          <text:list>
            <text:list-item>
              <text:list>
                <text:list-item>
                  <text:p text:style-name="P19">view ==&gt; element</text:p>
                </text:list-item>
              </text:list>
            </text:list-item>
            <text:list-item>
              <text:p text:style-name="P19">T-4.1</text:p>
              <text:list>
                <text:list-item>
                  <text:p text:style-name="P19">DUP : C:\WORKS_2\WS\Eclipse_Luna\Cake_IFM11\app\View\Elements\fx_test</text:p>
                  <text:list>
                    <text:list-item>
                      <text:p text:style-name="P19">==&gt; C:\WORKS_2\WS\Eclipse_Luna\Cake_IFM11\app\View\Elements\ip</text:p>
                    </text:list-item>
                  </text:list>
                </text:list-item>
                <text:list-item>
                  <text:p text:style-name="P19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98142154166724309" text:style-name="L5">
        <text:list-item>
          <text:p text:style-name="P20">TASK</text:p>
          <text:list>
            <text:list-item>
              <text:p text:style-name="P20">javascript : ajax</text:p>
              <text:list>
                <text:list-item>
                  <text:p text:style-name="P20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9162416442997590480" text:style-name="L6">
        <text:list-item>
          <text:p text:style-name="P21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2448762989101994208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ajax</text:p>
                  <text:list>
                    <text:list-item>
                      <text:p text:style-name="P22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2">T-1.1 </text:p>
              <text:list>
                <text:list-item>
                  <text:p text:style-name="P22">change func name</text:p>
                  <text:list>
                    <text:list-item>
                      <text:p text:style-name="P22">“fx_tester_T_1” ==&gt; ip_proc_actions</text:p>
                      <text:list>
                        <text:list-item>
                          <text:p text:style-name="P22">js file</text:p>
                        </text:list-item>
                        <text:list-item>
                          <text:p text:style-name="P22">ctp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1.2 : ajax</text:p>
              <text:list>
                <text:list-item>
                  <text:p text:style-name="P22">js</text:p>
                </text:list-item>
                <text:list-item>
                  <text:p text:style-name="P22">TEST ==&gt; should error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  <text:list-item>
              <text:p text:style-name="P22">T-1.2 : controller</text:p>
              <text:list>
                <text:list-item>
                  <text:p text:style-name="P22">new FUNC : ip_proc_actions</text:p>
                  <text:list>
                    <text:list-item>
                      <text:p text:style-name="P22">sig</text:p>
                    </text:list-item>
                    <text:list-item>
                      <text:p text:style-name="P22">labels</text:p>
                      <text:list>
                        <text:list-item>
                          <text:p text:style-name="P22"><text:soft-page-break/>//_20200125_172001:head</text:p>
                        </text:list-item>
                        <text:list-item>
                          <text:p text:style-name="P22">//_20200125_172004:caller</text:p>
                        </text:list-item>
                        <text:list-item>
                          <text:p text:style-name="P22">//_20200125_172007:wl</text:p>
                        </text:list-item>
                      </text:list>
                    </text:list-item>
                    <text:list-item>
                      <text:p text:style-name="P22">caller</text:p>
                    </text:list-item>
                    <text:list-item>
                      <text:p text:style-name="P22">dummy</text:p>
                    </text:list-item>
                    <text:list-item>
                      <text:p text:style-name="P22">TEST ==&gt; should error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2">==&gt; “Error: The view for IpController::ip_proc_actions() was not found.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1.3 : view</text:p>
              <text:list>
                <text:list-item>
                  <text:p text:style-name="P22">new ctp file</text:p>
                </text:list-item>
                <text:list-item>
                  <text:p text:style-name="P22">time label ==&gt; display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layout file ==&gt; designate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917331037209716535" text:style-name="L8">
        <text:list-item>
          <text:p text:style-name="P23">TASK</text:p>
          <text:list>
            <text:list-item>
              <text:p text:style-name="P23">//_20200125_173157:next</text:p>
            </text:list-item>
            <text:list-item>
              <text:p text:style-name="P23">params ==&gt; process (controller)</text:p>
            </text:list-item>
          </text:list>
        </text:list-item>
      </text:list>
      <text:p text:style-name="P3">[further]</text:p>
      <text:list xml:id="list4731015361973146423" text:style-name="L9">
        <text:list-item>
          <text:p text:style-name="P24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3865793964093865986" text:style-name="L10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//_20200125_173157:next</text:p>
                </text:list-item>
                <text:list-item>
                  <text:p text:style-name="P25">params ==&gt; process (controller)</text:p>
                </text:list-item>
              </text:list>
            </text:list-item>
            <text:list-item>
              <text:p text:style-name="P25">T-1.1 </text:p>
              <text:list>
                <text:list-item>
                  <text:p text:style-name="P25">get → param “action”</text:p>
                </text:list-item>
                <text:list-item>
                  <text:p text:style-name="P25">debug</text:p>
                </text:list-item>
                <text:list-item>
                  <text:p text:style-name="P25">TEST ==&gt; </text:p>
                  <text:list>
                    <text:list-item>
                      <text:p text:style-name="P25">eigen ==&gt; OK</text:p>
                    </text:list-item>
                    <text:list-item>
                      <text:p text:style-name="P25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417099674604405900" text:style-name="L11">
        <text:list-item>
          <text:p text:style-name="P26">TASK</text:p>
          <text:list>
            <text:list-item>
              <text:p text:style-name="P26">//_20200126_181129:next</text:p>
            </text:list-item>
            <text:list-item>
              <text:p text:style-name="P26">new FUNC : “ip_proc_actions__Proc_1”</text:p>
            </text:list-item>
          </text:list>
        </text:list-item>
      </text:list>
      <text:p text:style-name="P3">[further]</text:p>
      <text:list xml:id="list1206166163300786890" text:style-name="L12">
        <text:list-item>
          <text:p text:style-name="P27"/>
        </text:list-item>
      </text:list>
      <text:p text:style-name="P10"><text:line-break/><text:span text:style-name="T2">[/ 20200126_181247]</text:span></text:p>
      <text:p text:style-name="P10"/>
      <text:p text:style-name="P6"/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5 / 37. miscs / 12. programming / 5. image-processing / <text:s/>XXXX</text:p>
      <text:p text:style-name="P7"/>
      <text:p text:style-name="P3">[do] </text:p>
      <text:list xml:id="list8426324585201585092" text:style-name="L13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//_20200126_181129:next</text:p>
                </text:list-item>
                <text:list-item>
                  <text:p text:style-name="P28">new FUNC : “ip_proc_actions__Proc_1”</text:p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FUNC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</text:list>
                </text:list-item>
              </text:list>
            </text:list-item>
            <text:list-item>
              <text:p text:style-name="P28">TEST ==&gt; OK</text:p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load image file</text:p>
                  <text:list>
                    <text:list-item>
                      <text:p text:style-name="P28">test_20200127_175307.png // C:\WORKS_</text:p>
                    </text:list-item>
                  </text:list>
                </text:list-item>
                <text:list-item>
                  <text:p text:style-name="P28">ip_proc_actions__Proc_1</text:p>
                </text:list-item>
                <text:list-item>
                  <text:p text:style-name="P28">search docs</text:p>
                  <text:list>
                    <text:list-item>
                      <text:p text:style-name="P28"><text:a xlink:type="simple" xlink:href="https://duckduckgo.com/?q=php+画像処理&amp;t=opera&amp;ia=web" text:style-name="Internet_20_link" text:visited-style-name="Visited_20_Internet_20_Link">https://duckduckgo.com/?q=php+画像処理&amp;t=opera&amp;ia=web</text:a></text:p>
                    </text:list-item>
                    <text:list-item>
                      <text:p text:style-name="P28"><text:a xlink:type="simple" xlink:href="http://tsuttayo.jpn.org/php/gd/" text:style-name="Internet_20_link" text:visited-style-name="Visited_20_Internet_20_Link">http://tsuttayo.jpn.org/php/gd/</text:a></text:p>
                      <text:list>
                        <text:list-item>
                          <text:p text:style-name="P28">C:\WORKS_2\WS\WS_Others.Art\JVEMV6\46_art\6_visual-arts\5_free-painting\images</text:p>
                        </text:list-item>
                        <text:list-item>
                          <text:p text:style-name="P28">T-1.2</text:p>
                        </text:list-item>
                        <text:list-item>
                          <text:p text:style-name="P28">“「GD Support」が「enabled」になっているか” ==&gt; yes</text:p>
                        </text:list-item>
                        <text:list-item>
                          <text:p text:style-name="P28">USE : “ImageCreateFromPNG”</text:p>
                        </text:list-item>
                      </text:list>
                    </text:list-item>
                  </text:list>
                </text:list-item>
                <text:list-item>
                  <text:p text:style-name="P28">TEST ==&gt; OK : no error</text:p>
                </text:list-item>
              </text:list>
            </text:list-item>
          </text:list>
        </text:list-item>
      </text:list>
      <text:p text:style-name="P3"/>
      <text:p text:style-name="P3"><text:soft-page-break/>[next]</text:p>
      <text:list xml:id="list5607996327763462890" text:style-name="L14">
        <text:list-item>
          <text:p text:style-name="P29">TASK</text:p>
          <text:list>
            <text:list-item>
              <text:p text:style-name="P29">USE : ImageCreateFromPNG</text:p>
            </text:list-item>
            <text:list-item>
              <text:p text:style-name="P29">//_20200127_181527:next</text:p>
            </text:list-item>
          </text:list>
        </text:list-item>
      </text:list>
      <text:p text:style-name="P3">[further]</text:p>
      <text:list xml:id="list393378490785552503" text:style-name="L15">
        <text:list-item>
          <text:p text:style-name="P30"/>
        </text:list-item>
      </text:list>
      <text:p text:style-name="P10"><text:line-break/><text:span text:style-name="T2">[/ 20200127_181543]</text:span></text:p>
      <text:p text:style-name="P10"/>
      <text:p text:style-name="P6"/>
      <text:p text:style-name="P3">5---------------------------------------------------------------------------</text:p>
      <text:p text:style-name="P7">res free# JVEMV6 37#12.5_6 / 37. miscs / 12. programming / 5. image-processing / <text:s/>20200128_132738</text:p>
      <text:p text:style-name="P7"/>
      <text:p text:style-name="P3">[do] </text:p>
      <text:list xml:id="list7449565616285254929" text:style-name="L22">
        <text:list-item>
          <text:p text:style-name="P40"><text:span text:style-name="T7">REVIEW</text:span></text:p>
        </text:list-item>
        <text:list-item>
          <text:p text:style-name="P40"><text:span text:style-name="T7">TASK-1</text:span></text:p>
          <text:list>
            <text:list-item>
              <text:list>
                <text:list-item>
                  <text:p text:style-name="P35">USE : ImageCreateFromPNG</text:p>
                </text:list-item>
                <text:list-item>
                  <text:p text:style-name="P35">//_20200127_181527:next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“ImageCreateFromPNG”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“$ix = ImageSX($im_inp);” ==&gt; OK </text:p>
                </text:list-item>
              </text:list>
            </text:list-item>
            <text:list-item>
              <text:p text:style-name="P35">T-1.2</text:p>
              <text:list>
                <text:list-item>
                  <text:p text:style-name="P35">“ImageJPEG” ==&gt; OK</text:p>
                </text:list-item>
              </text:list>
            </text:list-item>
          </text:list>
        </text:list-item>
        <text:list-item>
          <text:p text:style-name="P35">TASK-2 : processes ==&gt; new funcs</text:p>
          <text:list>
            <text:list-item>
              <text:p text:style-name="P35">T-2.1 : ip_proc_actions__Proc_1__Copy_Simple($im_inp)</text:p>
              <text:list>
                <text:list-item>
                  <text:p text:style-name="P35">==&gt; OK</text:p>
                </text:list-item>
              </text:list>
            </text:list-item>
            <text:list-item>
              <text:p text:style-name="P35">T-2.2 : ip_proc_actions__Proc_1__Copy_Partial($im_inp)</text:p>
              <text:list>
                <text:list-item>
                  <text:p text:style-name="P35"><text:soft-page-break/>==&gt; OK</text:p>
                </text:list-item>
              </text:list>
            </text:list-item>
          </text:list>
        </text:list-item>
      </text:list>
      <text:p text:style-name="P3">[next]</text:p>
      <text:list xml:id="list6653072418599200146" text:style-name="L16">
        <text:list-item>
          <text:p text:style-name="P31">TASK</text:p>
          <text:list>
            <text:list-item>
              <text:p text:style-name="P31">ip_proc_actions__Proc_1__Copy_Partial($im_inp)</text:p>
              <text:list>
                <text:list-item>
                  <text:p text:style-name="P31">==&gt; random coordinates</text:p>
                </text:list-item>
                <text:list-item>
                  <text:p text:style-name="P31">==&gt; flowcharting</text:p>
                </text:list-item>
                <text:list-item>
                  <text:p text:style-name="P31">//_20200128_142027:next</text:p>
                </text:list-item>
              </text:list>
            </text:list-item>
          </text:list>
        </text:list-item>
      </text:list>
      <text:p text:style-name="P3">[further]</text:p>
      <text:list xml:id="list7494410163143986675" text:style-name="L17">
        <text:list-item>
          <text:p text:style-name="P32"/>
        </text:list-item>
      </text:list>
      <text:p text:style-name="P10"><text:line-break/><text:span text:style-name="T2">[/ 20200128_142041]</text:span></text:p>
      <text:p text:style-name="P10"/>
      <text:p text:style-name="P3"><text:span text:style-name="T8">@@@</text:span></text:p>
      <text:p text:style-name="P3"><text:span text:style-name="T3">6</text:span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4446287" text:continue-list="list8686440588055812470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9051194280177686982" text:style-name="L23">
        <text:list-item>
          <text:p text:style-name="P36">TASK</text:p>
        </text:list-item>
      </text:list>
      <text:p text:style-name="P3">[further]</text:p>
      <text:list xml:id="list7150004662651824976" text:style-name="L24">
        <text:list-item>
          <text:p text:style-name="P37"/>
        </text:list-item>
      </text:list>
      <text:p text:style-name="P10"><text:line-break/><text:span text:style-name="T2">[/ XXX]</text:span></text:p>
      <text:p text:style-name="P10"/>
      <text:p text:style-name="P10"><text:soft-page-break/></text:p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4463006" text:continue-list="list34446287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883979526920640145" text:style-name="L18">
        <text:list-item>
          <text:p text:style-name="P33">TASK</text:p>
        </text:list-item>
      </text:list>
      <text:p text:style-name="P3">[further]</text:p>
      <text:list xml:id="list7989607043099688833" text:style-name="L19">
        <text:list-item>
          <text:p text:style-name="P34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6550419986811658122" text:style-name="L20">
        <text:list-item>
          <text:p text:style-name="P3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39329" text:continue-numbering="true" text:style-name="L20">
        <text:list-item>
          <text:p text:style-name="P38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2574171206950394461" text:style-name="L21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35851" text:continue-numbering="true" text:style-name="L21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442094" text:continue-numbering="true" text:style-name="L21">
        <text:list-item>
          <text:p text:style-name="P13">move “<text:span text:style-name="T4">@@@</text:span>”</text:p>
        </text:list-item>
        <text:list-item>
          <text:p text:style-name="P39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8T14:23:21.88</dc:date>
    <dc:creator>iwabuchi ken</dc:creator>
    <meta:editing-duration>P1DT22M53S</meta:editing-duration>
    <meta:editing-cycles>83</meta:editing-cycles>
    <meta:generator>OpenOffice/4.1.3$Win32 OpenOffice.org_project/413m1$Build-9783</meta:generator>
    <meta:document-statistic meta:table-count="3" meta:image-count="0" meta:object-count="0" meta:page-count="12" meta:paragraph-count="257" meta:word-count="976" meta:character-count="6984"/>
  </office:meta>
</office:document-meta>
</file>